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lt;docker obraz názov&gt;" svg:font-family="'&lt;docker obraz názov&gt;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createdb -U postgres -h localhost &lt;názov databázy&gt;" svg:font-family="'createdb -U postgres -h localhost &lt;názov databázy&gt;'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officeooo:paragraph-rsid="00227e78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paragraph-rsid="0024346c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24346c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486468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Text_20_body">
      <style:paragraph-properties fo:line-height="150%" fo:text-align="justify" style:justify-single-word="false"/>
      <style:text-properties officeooo:paragraph-rsid="0050d2fe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517561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17bab8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533f1f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18f8e5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575489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19c696"/>
    </style:style>
    <style:style style:name="P13" style:family="paragraph" style:parent-style-name="Heading_20_3">
      <style:paragraph-properties fo:line-height="150%" fo:text-align="justify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4a2b02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4dd344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299efc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2ca9a9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64967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8f8e5" style:font-size-asian="12pt" style:font-size-complex="12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9c696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ca9a9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227e78" style:font-size-asian="12pt" style:font-size-complex="12p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17bab8" officeooo:paragraph-rsid="0017bab8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375b60" officeooo:paragraph-rsid="00375b60" style:font-size-asian="12pt" style:font-size-complex="12pt"/>
    </style:style>
    <style:style style:name="P28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officeooo:paragraph-rsid="0017d6f5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" fo:font-size="15pt" fo:font-weight="bold" officeooo:paragraph-rsid="00766cf1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officeooo:rsid="00632dba" officeooo:paragraph-rsid="00632dba"/>
    </style:style>
    <style:style style:name="P3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" fo:font-style="italic" officeooo:rsid="00632dba" officeooo:paragraph-rsid="00632dba" style:font-style-asian="italic" style:font-style-complex="italic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" fo:font-size="12pt" fo:font-style="italic" officeooo:rsid="0017bab8" officeooo:paragraph-rsid="0017bab8" style:font-size-asian="12pt" style:font-style-asian="italic" style:font-size-complex="12pt" style:font-style-complex="italic"/>
    </style:style>
    <style:style style:name="P35" style:family="paragraph" style:parent-style-name="Heading_20_1">
      <style:paragraph-properties fo:line-height="150%" fo:text-align="justify" style:justify-single-word="false"/>
      <style:text-properties style:font-name="Times New Roman"/>
    </style:style>
    <style:style style:name="P36" style:family="paragraph" style:parent-style-name="Heading_20_2">
      <style:text-properties style:font-name="Times New Roman"/>
    </style:style>
    <style:style style:name="P37" style:family="paragraph" style:parent-style-name="Heading_20_2">
      <style:paragraph-properties fo:line-height="150%" fo:text-align="justify" style:justify-single-word="false"/>
      <style:text-properties style:font-name="Times New Roman"/>
    </style:style>
    <style:style style:name="P38" style:family="paragraph" style:parent-style-name="Heading_20_2">
      <style:paragraph-properties fo:line-height="150%" fo:text-align="justify" style:justify-single-word="false"/>
      <style:text-properties style:font-name="Times New Roman" officeooo:paragraph-rsid="00285f64"/>
    </style:style>
    <style:style style:name="P39" style:family="paragraph" style:parent-style-name="Heading_20_2">
      <style:paragraph-properties fo:line-height="150%" fo:text-align="justify" style:justify-single-word="false"/>
      <style:text-properties style:font-name="Times New Roman" officeooo:paragraph-rsid="005465c6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paragraph-rsid="0017e54c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paragraph-rsid="00227e78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paragraph-rsid="00555cc2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rsid="002ca9a9" officeooo:paragraph-rsid="002ca9a9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rsid="00375b60" officeooo:paragraph-rsid="00375b60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officeooo:rsid="00375b60" officeooo:paragraph-rsid="00555cc2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officeooo:paragraph-rsid="0016cdab"/>
    </style:style>
    <style:style style:name="T1" style:family="text">
      <style:text-properties officeooo:rsid="0016cdab"/>
    </style:style>
    <style:style style:name="T2" style:family="text">
      <style:text-properties officeooo:rsid="001a2a68"/>
    </style:style>
    <style:style style:name="T3" style:family="text">
      <style:text-properties officeooo:rsid="00227e78"/>
    </style:style>
    <style:style style:name="T4" style:family="text">
      <style:text-properties officeooo:rsid="0024346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33c6dc" style:font-size-asian="12pt" style:font-size-complex="12pt"/>
    </style:style>
    <style:style style:name="T8" style:family="text">
      <style:text-properties style:font-name="Times New Roman" fo:font-size="12pt" officeooo:rsid="00227e78" style:font-size-asian="12pt" style:font-size-complex="12pt"/>
    </style:style>
    <style:style style:name="T9" style:family="text">
      <style:text-properties style:font-name="Times New Roman" fo:font-size="12pt" officeooo:rsid="0018f8e5" style:font-size-asian="12pt" style:font-size-complex="12pt"/>
    </style:style>
    <style:style style:name="T10" style:family="text">
      <style:text-properties style:font-name="Times New Roman" fo:font-size="12pt" officeooo:rsid="0019c696" style:font-size-asian="12pt" style:font-size-complex="12pt"/>
    </style:style>
    <style:style style:name="T11" style:family="text">
      <style:text-properties style:font-name="Times New Roman" fo:font-size="12pt" officeooo:rsid="00394ffd" style:font-size-asian="12pt" style:font-size-complex="12pt"/>
    </style:style>
    <style:style style:name="T12" style:family="text">
      <style:text-properties style:font-name="Times New Roman" fo:font-size="12pt" officeooo:rsid="00422b23" style:font-size-asian="12pt" style:font-size-complex="12pt"/>
    </style:style>
    <style:style style:name="T13" style:family="text">
      <style:text-properties style:font-name="Times New Roman" fo:font-size="12pt" officeooo:rsid="00486468" style:font-size-asian="12pt" style:font-size-complex="12pt"/>
    </style:style>
    <style:style style:name="T14" style:family="text">
      <style:text-properties style:font-name="Times New Roman" fo:font-size="12pt" officeooo:rsid="00503047" style:font-size-asian="12pt" style:font-size-complex="12pt"/>
    </style:style>
    <style:style style:name="T15" style:family="text">
      <style:text-properties style:font-name="Times New Roman" fo:font-size="12pt" officeooo:rsid="0051f5ac" style:font-size-asian="12pt" style:font-size-complex="12pt"/>
    </style:style>
    <style:style style:name="T16" style:family="text">
      <style:text-properties style:font-name="Times New Roman" fo:font-size="12pt" officeooo:rsid="00533f1f" style:font-size-asian="12pt" style:font-size-complex="12pt"/>
    </style:style>
    <style:style style:name="T17" style:family="text">
      <style:text-properties style:font-name="Times New Roman" fo:font-size="12pt" officeooo:rsid="00543972" style:font-size-asian="12pt" style:font-size-complex="12pt"/>
    </style:style>
    <style:style style:name="T18" style:family="text">
      <style:text-properties style:font-name="Times New Roman" fo:font-size="12pt" officeooo:rsid="00578385" style:font-size-asian="12pt" style:font-size-complex="12pt"/>
    </style:style>
    <style:style style:name="T19" style:family="text">
      <style:text-properties style:font-name="Times New Roman" fo:font-size="12pt" officeooo:rsid="00737ce8" style:font-size-asian="12pt" style:font-size-complex="12pt"/>
    </style:style>
    <style:style style:name="T20" style:family="text">
      <style:text-properties style:font-name="Times New Roman" fo:font-size="12pt" officeooo:rsid="0016cdab" style:font-size-asian="12pt" style:font-size-complex="12pt"/>
    </style:style>
    <style:style style:name="T2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23" style:family="text">
      <style:text-properties style:font-name="Times New Roman" fo:font-size="14pt" fo:font-weight="bold" officeooo:rsid="00437cba" style:font-name-asian="Noto Serif CJK SC" style:font-size-asian="14pt" style:font-weight-asian="bold" style:font-name-complex="Lohit Devanagari1" style:font-size-complex="14pt" style:font-weight-complex="bold"/>
    </style:style>
    <style:style style:name="T24" style:family="text">
      <style:text-properties style:font-name="Times New Roman" officeooo:rsid="0041ab64"/>
    </style:style>
    <style:style style:name="T25" style:family="text">
      <style:text-properties style:font-name="Times New Roman" officeooo:rsid="00555d30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7d6f5" style:font-size-asian="12pt" style:font-size-complex="12pt"/>
    </style:style>
    <style:style style:name="T28" style:family="text">
      <style:text-properties fo:font-size="12pt" officeooo:rsid="00504416" style:font-size-asian="12pt" style:font-size-complex="12pt"/>
    </style:style>
    <style:style style:name="T29" style:family="text">
      <style:text-properties fo:font-size="12pt" officeooo:rsid="00486468" style:font-size-asian="12pt" style:font-size-complex="12pt"/>
    </style:style>
    <style:style style:name="T30" style:family="text">
      <style:text-properties fo:font-size="12pt" officeooo:rsid="00227e78" style:font-size-asian="12pt" style:font-size-complex="12pt"/>
    </style:style>
    <style:style style:name="T31" style:family="text">
      <style:text-properties fo:font-size="12pt" officeooo:rsid="0018f8e5" style:font-size-asian="12pt" style:font-size-complex="12pt"/>
    </style:style>
    <style:style style:name="T32" style:family="text">
      <style:text-properties fo:font-size="12pt" officeooo:rsid="0017bab8" style:font-size-asian="12pt" style:font-size-complex="12pt"/>
    </style:style>
    <style:style style:name="T33" style:family="text">
      <style:text-properties fo:font-size="12pt" officeooo:rsid="0024346c" style:font-size-asian="12pt" style:font-size-complex="12pt"/>
    </style:style>
    <style:style style:name="T34" style:family="text">
      <style:text-properties fo:font-size="12pt" officeooo:rsid="001a2a68" style:font-size-asian="12pt" style:font-size-complex="12pt"/>
    </style:style>
    <style:style style:name="T35" style:family="text">
      <style:text-properties fo:font-size="12pt" officeooo:rsid="0016cdab" style:font-size-asian="12pt" style:font-size-complex="12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officeooo:rsid="0039cb11"/>
    </style:style>
    <style:style style:name="T38" style:family="text">
      <style:text-properties officeooo:rsid="003a5051"/>
    </style:style>
    <style:style style:name="T39" style:family="text">
      <style:text-properties style:font-name="Liberation Mono"/>
    </style:style>
    <style:style style:name="T40" style:family="text">
      <style:text-properties style:font-name="Liberation Mono" fo:font-size="12pt" style:font-size-asian="12pt" style:font-size-complex="12pt"/>
    </style:style>
    <style:style style:name="T41" style:family="text">
      <style:text-properties style:font-name="Liberation Mono" fo:font-size="12pt" officeooo:rsid="00486468" style:font-size-asian="12pt" style:font-size-complex="12pt"/>
    </style:style>
    <style:style style:name="T42" style:family="text">
      <style:text-properties style:font-name="Liberation Mono" fo:font-size="12pt" officeooo:rsid="0017bab8" style:font-size-asian="12pt" style:font-size-complex="12pt"/>
    </style:style>
    <style:style style:name="T43" style:family="text">
      <style:text-properties style:font-name="Liberation Mono" fo:font-size="12pt" officeooo:rsid="0024346c" style:font-size-asian="12pt" style:font-size-complex="12pt"/>
    </style:style>
    <style:style style:name="T44" style:family="text">
      <style:text-properties style:font-name="Liberation Mono" fo:font-size="12pt" officeooo:rsid="0018f8e5" style:font-size-asian="12pt" style:font-size-complex="12pt"/>
    </style:style>
    <style:style style:name="T45" style:family="text">
      <style:text-properties style:font-name="Liberation Mono" fo:font-size="12pt" officeooo:rsid="001a2a68" style:font-size-asian="12pt" style:font-size-complex="12pt"/>
    </style:style>
    <style:style style:name="T46" style:family="text">
      <style:text-properties style:font-name="Liberation Mono" fo:font-size="12pt" officeooo:rsid="00227e78" style:font-size-asian="12pt" style:font-size-complex="12pt"/>
    </style:style>
    <style:style style:name="T47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font-name="Liberation Mono" officeooo:rsid="001a2a68"/>
    </style:style>
    <style:style style:name="T49" style:family="text">
      <style:text-properties officeooo:rsid="004118f9"/>
    </style:style>
    <style:style style:name="T50" style:family="text">
      <style:text-properties officeooo:rsid="0041ab64"/>
    </style:style>
    <style:style style:name="T51" style:family="text">
      <style:text-properties officeooo:rsid="002ca9a9"/>
    </style:style>
    <style:style style:name="T52" style:family="text">
      <style:text-properties officeooo:rsid="00437cba"/>
    </style:style>
    <style:style style:name="T53" style:family="text">
      <style:text-properties style:font-name="createdb -U postgres -h localhost &lt;názov databázy&gt;" fo:font-size="12pt" style:font-size-asian="12pt" style:font-size-complex="12pt"/>
    </style:style>
    <style:style style:name="T54" style:family="text">
      <style:text-properties officeooo:rsid="00486468"/>
    </style:style>
    <style:style style:name="T55" style:family="text">
      <style:text-properties officeooo:rsid="00504416"/>
    </style:style>
    <style:style style:name="T56" style:family="text">
      <style:text-properties officeooo:rsid="00555cc2"/>
    </style:style>
    <style:style style:name="T57" style:family="text">
      <style:text-properties officeooo:rsid="00555d30"/>
    </style:style>
    <style:style style:name="T58" style:family="text">
      <style:text-properties style:font-name="&lt;docker obraz názov&gt;" fo:font-size="12pt" style:font-size-asian="12pt" style:font-size-complex="12pt"/>
    </style:style>
    <style:style style:name="T59" style:family="text">
      <style:text-properties style:font-name="&lt;docker obraz názov&gt;" fo:font-size="12pt" officeooo:rsid="00227e78" style:font-size-asian="12pt" style:font-size-complex="12pt"/>
    </style:style>
    <style:style style:name="T60" style:family="text">
      <style:text-properties officeooo:rsid="0062399b"/>
    </style:style>
    <style:style style:name="T61" style:family="text">
      <style:text-properties officeooo:rsid="00dbfa19"/>
    </style:style>
    <style:style style:name="T62" style:family="text">
      <style:text-properties officeooo:rsid="01c3f8c5"/>
    </style:style>
    <style:style style:name="T63" style:family="text">
      <style:text-properties officeooo:rsid="00781917"/>
    </style:style>
    <style:style style:name="T64" style:family="text">
      <style:text-properties officeooo:rsid="007a9d62"/>
    </style:style>
    <style:style style:name="T65" style:family="text">
      <style:text-properties officeooo:rsid="007bc73c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fo:font-size="12pt" style:font-size-asian="12pt" style:font-size-complex="12pt"/>
    </style:style>
    <style:style style:name="T68" style:family="text">
      <style:text-properties style:font-name="Times New Roman" fo:font-size="12pt" officeooo:rsid="00486468" style:font-size-asian="12pt" style:font-size-complex="12pt"/>
    </style:style>
    <style:style style:name="T69" style:family="text">
      <style:text-properties style:font-name="Times New Roman" fo:font-size="12pt" officeooo:rsid="0017d6f5" style:font-size-asian="12pt" style:font-size-complex="12pt"/>
    </style:style>
    <style:style style:name="T70" style:family="text">
      <style:text-properties style:font-name="Times New Roman" fo:font-size="12pt" officeooo:rsid="00504416" style:font-size-asian="12pt" style:font-size-complex="12pt"/>
    </style:style>
    <style:style style:name="T71" style:family="text">
      <style:text-properties style:font-name="Times New Roman" fo:font-size="12pt" officeooo:rsid="00227e78" style:font-size-asian="12pt" style:font-size-complex="12pt"/>
    </style:style>
    <style:style style:name="T72" style:family="text">
      <style:text-properties style:font-name="Times New Roman" fo:font-size="12pt" officeooo:rsid="0018f8e5" style:font-size-asian="12pt" style:font-size-complex="12pt"/>
    </style:style>
    <style:style style:name="T73" style:family="text">
      <style:text-properties style:font-name="Times New Roman" fo:font-size="12pt" officeooo:rsid="0017bab8" style:font-size-asian="12pt" style:font-size-complex="12pt"/>
    </style:style>
    <style:style style:name="T74" style:family="text">
      <style:text-properties style:font-name="Times New Roman" fo:font-size="12pt" officeooo:rsid="0024346c" style:font-size-asian="12pt" style:font-size-complex="12pt"/>
    </style:style>
    <style:style style:name="T75" style:family="text">
      <style:text-properties style:font-name="Times New Roman" fo:font-size="12pt" officeooo:rsid="001a2a68" style:font-size-asian="12pt" style:font-size-complex="12pt"/>
    </style:style>
    <style:style style:name="T7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8" style:family="text">
      <style:text-properties style:font-name="Times New Roman" fo:font-size="12pt" fo:font-style="italic" officeooo:rsid="00486468" style:font-size-asian="12pt" style:font-style-asian="italic" style:font-size-complex="12pt" style:font-style-complex="italic"/>
    </style:style>
    <style:style style:name="T79" style:family="text">
      <style:text-properties style:font-name="Times New Roman" fo:font-size="12pt" fo:font-style="italic" officeooo:rsid="0017d6f5" style:font-size-asian="12pt" style:font-style-asian="italic" style:font-size-complex="12pt" style:font-style-complex="italic"/>
    </style:style>
    <style:style style:name="T80" style:family="text">
      <style:text-properties style:font-name="Times New Roman" fo:font-size="12pt" fo:font-style="italic" officeooo:rsid="00504416" style:font-size-asian="12pt" style:font-style-asian="italic" style:font-size-complex="12pt" style:font-style-complex="italic"/>
    </style:style>
    <style:style style:name="T81" style:family="text">
      <style:text-properties style:font-name="Times New Roman" fo:font-size="12pt" fo:font-style="italic" officeooo:rsid="00227e78" style:font-size-asian="12pt" style:font-style-asian="italic" style:font-size-complex="12pt" style:font-style-complex="italic"/>
    </style:style>
    <style:style style:name="T82" style:family="text">
      <style:text-properties style:font-name="Times New Roman" fo:font-size="12pt" fo:font-style="italic" officeooo:rsid="0018f8e5" style:font-size-asian="12pt" style:font-style-asian="italic" style:font-size-complex="12pt" style:font-style-complex="italic"/>
    </style:style>
    <style:style style:name="T83" style:family="text">
      <style:text-properties style:font-name="Times New Roman" fo:font-size="12pt" fo:font-style="italic" officeooo:rsid="0017bab8" style:font-size-asian="12pt" style:font-style-asian="italic" style:font-size-complex="12pt" style:font-style-complex="italic"/>
    </style:style>
    <style:style style:name="T84" style:family="text">
      <style:text-properties style:font-name="Times New Roman" fo:font-size="12pt" fo:font-style="italic" officeooo:rsid="0024346c" style:font-size-asian="12pt" style:font-style-asian="italic" style:font-size-complex="12pt" style:font-style-complex="italic"/>
    </style:style>
    <style:style style:name="T85" style:family="text">
      <style:text-properties style:font-name="Times New Roman" fo:font-size="12pt" fo:font-style="italic" officeooo:rsid="001a2a68" style:font-size-asian="12pt" style:font-style-asian="italic" style:font-size-complex="12pt" style:font-style-complex="italic"/>
    </style:style>
    <style:style style:name="T8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font-name="Times New Roman" fo:font-style="italic" style:font-style-asian="italic" style:font-style-complex="italic"/>
    </style:style>
    <style:style style:name="T88" style:family="text">
      <style:text-properties style:font-name="Times New Roman" fo:font-style="italic" officeooo:rsid="001a2a68" style:font-style-asian="italic" style:font-style-complex="italic"/>
    </style:style>
    <style:style style:name="T89" style:family="text">
      <style:text-properties style:font-name="Times New Roman" officeooo:rsid="001a2a68"/>
    </style:style>
    <style:style style:name="T90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íloha <text:span text:style-name="T61">B</text:span>: <text:span text:style-name="T62">Inštalačná </text:span><text:span text:style-name="T61">príručka</text:span></text:p>
      <text:p text:style-name="P20"/>
      <text:p text:style-name="P23">Tento dokument obsahuje inštalačnú dokumentáciu pre aplikáciu, vrátane krokov na migráciu databázy pomocou Django, postup zálohovania databázy s použitím cronjob-u a jej manuálneho obnovenia.</text:p>
      <text:p text:style-name="P23"/>
      <text:p text:style-name="P48"><text:span text:style-name="T35">Pre všeobecné premenné budem používať </text:span><text:span text:style-name="Source_20_Text"><text:span text:style-name="T20">&lt;premenná&gt;</text:span></text:span><text:span text:style-name="T35">, čo znamená, že </text:span><text:span text:style-name="Source_20_Text"><text:span text:style-name="T20">&lt;premenná&gt;</text:span></text:span><text:span text:style-name="T35"> je označenie, ktoré sa používa na reprezentáciu akéhokoľvek typu premenných alebo hodnôt v rámci daného kontextu. Táto notácia nám umožňuje používať jednotný symbol (v tomto prípade </text:span><text:span text:style-name="Source_20_Text"><text:span text:style-name="T20">&lt;premenná&gt;</text:span></text:span><text:span text:style-name="T35">) na odkazovanie sa na rôzne premenné, názvy, hodnoty alebo iné entity, ktoré môžu byť ľubovoľného typu alebo obsahu. Pri použití tohto označenia je dôležité si uvedomiť, že ide len o symbolický názov a konkrétna premenná alebo hodnota by mala byť nahradená konkrétnym obsahom, ktorý je relevantný pre danú situáciu alebo úlohu. </text:span></text:p>
      <text:p text:style-name="P48"><text:span text:style-name="T35"/></text:p>
      <text:h text:style-name="P35" text:outline-level="1"><text:bookmark-start text:name="__RefHeading___Toc630_1598071276"/>Vytvorenie databázy:<text:bookmark-end text:name="__RefHeading___Toc630_1598071276"/></text:h>
      <text:p text:style-name="P20">Spustite nasledujúci príkaz na vytvorenie novej databázy:</text:p>
      <text:p text:style-name="P40">createdb -U &lt;postgres<text:span text:style-name="T54">ql meno&gt;</text:span> -h localhost &lt;<text:span text:style-name="T3">názov databázy</text:span>&gt;</text:p>
      <text:p text:style-name="P23"/>
      <text:p text:style-name="P4"><text:span text:style-name="Source_20_Text"><text:span text:style-name="T77">-U &lt;postgres</text:span></text:span><text:span text:style-name="Source_20_Text"><text:span text:style-name="T78">ql meno&gt;</text:span></text:span><text:span text:style-name="T6"> </text:span><text:span text:style-name="T13">u</text:span><text:span text:style-name="T6">rčuje používateľa databázy.</text:span></text:p>
      <text:p text:style-name="P5"><text:span text:style-name="Source_20_Text"><text:span text:style-name="T77">-h localhost</text:span></text:span><text:span text:style-name="T77"> </text:span><text:span text:style-name="T13">u</text:span><text:span text:style-name="T6">rčuje, že sa pripojíme k lokálnemu serveru PostgreSQL na adrese </text:span><text:span text:style-name="Source_20_Text"><text:span text:style-name="T6">localhost</text:span></text:span><text:span text:style-name="T6">.</text:span></text:p>
      <text:h text:style-name="P36" text:outline-level="2"><text:bookmark-start text:name="__RefHeading___Toc632_1598071276"/>Nastavenie postgresql:<text:bookmark-end text:name="__RefHeading___Toc632_1598071276"/></text:h>
      <text:p text:style-name="P31">Pre úspešné fungovanie aplikácie potrebujeme spustiť a nakonfigurovať postgresql server.</text:p>
      <text:p text:style-name="P31">Spustenie postgresql:</text:p>
      <text:p text:style-name="P33">sudo systemctl start postgresql</text:p>
      <text:p text:style-name="P31"/>
      <text:h text:style-name="P28" text:outline-level="3"><text:bookmark-start text:name="__RefHeading___Toc634_1598071276"/><text:soft-page-break/><text:span text:style-name="T52">1.1.1 <text:s text:c="3"/></text:span>Zistenie umiestnenia hlavného konfiguračného súboru:<text:bookmark-end text:name="__RefHeading___Toc634_1598071276"/></text:h>
      <text:p text:style-name="P23">Použite nasledujúci príkaz na zistenie umiestnenia hlavného konfiguračného súboru pre PostgreSQL:</text:p>
      <text:p text:style-name="P23"/>
      <text:p text:style-name="P14"><text:span text:style-name="Source_20_Text"><text:span text:style-name="T77">sudo psql -U &lt;postgres</text:span></text:span><text:span text:style-name="Source_20_Text"><text:span text:style-name="T78">ql meno&gt;</text:span></text:span><text:span text:style-name="Source_20_Text"><text:span text:style-name="T77"> -h localhost -c 'SHOW config_file'</text:span></text:span></text:p>
      <text:p text:style-name="P23">Tento príkaz vypíše cestu k hlavnému konfiguračnému súboru.</text:p>
      <text:h text:style-name="P28" text:outline-level="3"><text:bookmark-start text:name="__RefHeading___Toc636_1598071276"/><text:span text:style-name="T52">1.1.2 <text:s text:c="3"/></text:span>Úprava konfiguračného súboru postgresql.conf<text:bookmark-end text:name="__RefHeading___Toc636_1598071276"/></text:h>
      <text:p text:style-name="P15"><text:span text:style-name="T6">Otvorte konfiguračný súbor </text:span><text:span text:style-name="Source_20_Text"><text:span text:style-name="T6">postgresql.conf</text:span></text:span><text:span text:style-name="T6"> v textovom editore:</text:span></text:p>
      <text:p text:style-name="P23"/>
      <text:p text:style-name="P15"><text:span text:style-name="Source_20_Text"><text:span text:style-name="T77">sudo nano &lt;cesta_k_konfiguracnemu_suboru&gt;</text:span></text:span></text:p>
      <text:p text:style-name="P15"><text:span text:style-name="T6">Namiesto </text:span><text:span text:style-name="Source_20_Text"><text:span text:style-name="T77">&lt;cesta_k_konfiguracnemu_suboru&gt;</text:span></text:span><text:span text:style-name="T6"> dosadte cestu k súboru získanú pomocou príkazu </text:span><text:span text:style-name="Source_20_Text"><text:span text:style-name="T6">SHOW config_file</text:span></text:span><text:span text:style-name="T6">.</text:span></text:p>
      <text:h text:style-name="P28" text:outline-level="3"><text:bookmark-start text:name="__RefHeading___Toc638_1598071276"/><text:span text:style-name="T52">1.1.3 <text:s text:c="3"/></text:span>Nastavenie parametra listen_addresses:<text:bookmark-end text:name="__RefHeading___Toc638_1598071276"/></text:h>
      <text:p text:style-name="P16"><text:span text:style-name="Source_20_Text"><text:span text:style-name="T77">listen_addresses = '*'</text:span></text:span></text:p>
      <text:p text:style-name="P23">Tento parameter umožní PostgreSQL počúvať na všetkých rozhraniach.</text:p>
      <text:h text:style-name="P13" text:outline-level="3"><text:bookmark-start text:name="__RefHeading___Toc640_1598071276"/><text:span text:style-name="T23">1.1.4 <text:s text:c="3"/></text:span><text:span text:style-name="T22">Ú</text:span><text:span text:style-name="T5">prava súboru </text:span><text:span text:style-name="Source_20_Text"><text:span text:style-name="T5">pg_hba.conf</text:span></text:span><text:span text:style-name="T5">:</text:span><text:bookmark-end text:name="__RefHeading___Toc640_1598071276"/></text:h>
      <text:p text:style-name="P17"><text:span text:style-name="T6">nájdite cestu k súboru </text:span><text:span text:style-name="Source_20_Text"><text:span text:style-name="T77">pg_hba.conf</text:span></text:span><text:span text:style-name="T6">, ktorý obsahuje pravidlá autentifikácie.</text:span></text:p>
      <text:p text:style-name="P18"><text:span text:style-name="T6">Otvorte súbor </text:span><text:span text:style-name="Source_20_Text"><text:span text:style-name="T77">pg_hba.conf</text:span></text:span><text:span text:style-name="T6"> v textovom editore:</text:span></text:p>
      <text:p text:style-name="P44">sudo vim &lt;cesta_k_pg_hba_conf&gt;</text:p>
      <text:p text:style-name="P24"/>
      <text:p text:style-name="P24"><text:span text:style-name="T51">P</text:span>ridajte nasledujúci riadok na koniec súboru:</text:p>
      <text:p text:style-name="P23"/>
      <text:p text:style-name="P15"><text:span text:style-name="Source_20_Text"><text:span text:style-name="T77">host <text:s text:c="3"/>all <text:s text:c="6"/>all <text:s text:c="5"/>0.0.0.0/0 <text:s text:c="7"/>md5</text:span></text:span></text:p>
      <text:p text:style-name="P15"><text:span text:style-name="Source_20_Text"><text:span text:style-name="T6"/></text:span></text:p>
      <text:p text:style-name="P15"><text:span text:style-name="T6">Tento riadok povolí prístup pre všetkých používateľov z ľubovoľnej IP adresy (0.0.0.0/0) pomocou autentifikácie typu </text:span><text:span text:style-name="Source_20_Text"><text:span text:style-name="T6">md5</text:span></text:span><text:span text:style-name="T6">.</text:span></text:p>
      <text:h text:style-name="P28" text:outline-level="3"><text:bookmark-start text:name="__RefHeading___Toc642_1598071276"/><text:span text:style-name="T52">1.1.5 <text:s text:c="3"/></text:span>Reštartujte službu PostgreSQL pre aplikovanie zmien:<text:bookmark-end text:name="__RefHeading___Toc642_1598071276"/></text:h>
      <text:p text:style-name="P15"><text:span text:style-name="Source_20_Text"><text:span text:style-name="T77">sudo systemctl restart postgresql</text:span></text:span></text:p>
      <text:p text:style-name="P15"><text:span text:style-name="Source_20_Text"><text:span text:style-name="T6"/></text:span></text:p>
      <text:p text:style-name="P15"><text:soft-page-break/><text:span text:style-name="T6">Týmto spôsobom môžete úspešne upraviť konfiguráciu PostgreSQL na povolenie počúvania na všetkých rozhraniach a povoliť prístup z ľubovoľnej IP adresy cez autentifikáciu </text:span><text:span text:style-name="Source_20_Text"><text:span text:style-name="T6">md5</text:span></text:span><text:span text:style-name="T6">.</text:span></text:p>
      <text:h text:style-name="P37" text:outline-level="2"><text:bookmark-start text:name="__RefHeading___Toc3228_3607188548"/>Nastavenie .pgpass súboru pre automatické pripojenie k databáze<text:bookmark-end text:name="__RefHeading___Toc3228_3607188548"/></text:h>
      <text:h text:style-name="P28" text:outline-level="3"><text:bookmark-start text:name="__RefHeading___Toc3230_3607188548"/><text:span text:style-name="T49">1.2.1 <text:s text:c="3"/></text:span>Vytvorenie .pgpass súboru<text:bookmark-end text:name="__RefHeading___Toc3230_3607188548"/></text:h>
      <text:p text:style-name="P15"><text:span text:style-name="T21">Vytvorte súbor s názvom </text:span><text:span text:style-name="Source_20_Text"><text:span text:style-name="T86">.pgpass</text:span></text:span><text:span text:style-name="T21"> v domovskom adresári. Súbor by mal mať nastavené povolenia </text:span><text:span text:style-name="T86">600</text:span><text:span text:style-name="T21">, aby bol prístupný len vám.</text:span></text:p>
      <text:p text:style-name="P47">touch .pgpass</text:p>
      <text:p text:style-name="P47">chmod 600 .pgpass</text:p>
      <text:h text:style-name="P28" text:outline-level="3"><text:bookmark-start text:name="__RefHeading___Toc3232_3607188548"/><text:span text:style-name="T50">1.2.2 <text:s text:c="3"/></text:span>Pridanie informácií o pripojení<text:bookmark-end text:name="__RefHeading___Toc3232_3607188548"/></text:h>
      <text:p text:style-name="P15"><text:span text:style-name="T21">Otvorte </text:span><text:span text:style-name="Source_20_Text"><text:span text:style-name="T86">.pgpass</text:span></text:span><text:span text:style-name="T21"> súbor v textovom editore a pridajte nasledujúci riadok:</text:span></text:p>
      <text:p text:style-name="P15"><text:span text:style-name="Source_20_Text"><text:span text:style-name="T86">localhost:5432:&lt;postgresql meno&gt;:&lt;názov databázy&gt;:&lt;postgresql heslo&gt;</text:span></text:span></text:p>
      <text:h text:style-name="P38" text:outline-level="2"><text:bookmark-start text:name="__RefHeading___Toc644_1598071276"/>Exportovanie základných údajov:<text:bookmark-end text:name="__RefHeading___Toc644_1598071276"/></text:h>
      <text:p text:style-name="P19"><text:span text:style-name="T6">Predpokladá sa, že máte exportovaný </text:span><text:span text:style-name="Source_20_Text"><text:span text:style-name="T6">.sql</text:span></text:span><text:span text:style-name="T6"> súbor (</text:span><text:span text:style-name="Source_20_Text"><text:span text:style-name="T6">app_macky_dump_base.sql</text:span></text:span><text:span text:style-name="T6">), ktorý obsahuje základné údaje potrebné pre vašu aplikáciu. Na importovanie tohto súboru použite nasledujúci príkaz:</text:span></text:p>
      <text:p text:style-name="P23"/>
      <text:p text:style-name="P41">psql -U postgres -h localhost -d &lt;<text:span text:style-name="T3">názov databázy</text:span>&gt; -f app_macky_dump_base.sql</text:p>
      <text:p text:style-name="P23"/>
      <text:p text:style-name="P20">Týmto spôsobom sa vytvorí a naplní vaša databáza s potrebnými údajmi pre správny chod <text:span text:style-name="T1">n</text:span>ašej aplikácie. Uistite sa, že názvy databázy a súbory sú správne a zodpovedajú konfigurácii.</text:p>
      <text:h text:style-name="P35" text:outline-level="1"><text:bookmark-start text:name="__RefHeading___Toc646_1598071276"/>Nastavenie aplikáci<text:span text:style-name="T63">i</text:span><text:bookmark-end text:name="__RefHeading___Toc646_1598071276"/></text:h>
      <text:p text:style-name="P15"><text:span text:style-name="T6">V súbore </text:span><text:span text:style-name="Source_20_Text"><text:span text:style-name="T6">settings.py</text:span></text:span><text:span text:style-name="T6"> v konfigurácii premenných </text:span><text:span text:style-name="Source_20_Text"><text:span text:style-name="T77">DATABASES</text:span></text:span><text:span text:style-name="T6"> nastavíme potrebné parametre na pripojenie k databáze a tiež na určenie IP adresy, na ktorej bude server Django </text:span><text:span text:style-name="T14">spustený</text:span><text:span text:style-name="T6">. Tu je zjednodušený príklad nastavenia:</text:span></text:p>
      <text:p text:style-name="P23"/>
      <text:p text:style-name="P32"><text:soft-page-break/>D<text:span text:style-name="T87">ATABASES = {</text:span></text:p>
      <text:p text:style-name="P42"><text:s text:c="4"/>'default': {</text:p>
      <text:p text:style-name="P42"><text:s text:c="8"/>'ENGINE': 'django.db.backends.postgresql',</text:p>
      <text:p text:style-name="P41"><text:s text:c="8"/>'NAME': '&lt;<text:span text:style-name="T3">názov databázy</text:span>&gt;',</text:p>
      <text:p text:style-name="P42"><text:s text:c="8"/>'USER': '&lt;postgres<text:span text:style-name="T55">ql meno</text:span>&gt;',</text:p>
      <text:p text:style-name="P42"><text:s text:c="8"/>'PASSWORD': '&lt;<text:span text:style-name="T55">postgresql heslo</text:span>&gt;',</text:p>
      <text:p text:style-name="P29"><text:span text:style-name="T77"><text:s text:c="8"/>'HOST': '</text:span><text:span text:style-name="Source_20_Text"><text:span text:style-name="T77">&lt;</text:span></text:span><text:span text:style-name="Source_20_Text"><text:span text:style-name="T79">IP ADRESA</text:span></text:span><text:span text:style-name="Source_20_Text"><text:span text:style-name="T77">&gt;</text:span></text:span><text:span text:style-name="T77">',</text:span></text:p>
      <text:p text:style-name="P42"><text:s text:c="8"/>'PORT': '5432',</text:p>
      <text:p text:style-name="P42"><text:s text:c="4"/>}</text:p>
      <text:p text:style-name="P42">}</text:p>
      <text:p text:style-name="P42"/>
      <text:p text:style-name="P20">Popis parametrov:</text:p>
      <text:p text:style-name="P5"><text:span text:style-name="Source_20_Text"><text:span text:style-name="T77">'ENGINE': 'django.db.backends.postgresql'</text:span></text:span><text:span text:style-name="Source_20_Text"><text:span text:style-name="T26"> </text:span></text:span><text:span text:style-name="Source_20_Text"><text:span text:style-name="T15">u</text:span></text:span><text:span text:style-name="T6">rčuje použitý databázový </text:span><text:span text:style-name="T19">stroj</text:span><text:span text:style-name="T6">. V tomto prípade sa používa PostgreSQL.</text:span></text:p>
      <text:p text:style-name="P6"><text:span text:style-name="Source_20_Text"><text:span text:style-name="T77">'USER': '&lt;postgres</text:span></text:span><text:span text:style-name="Source_20_Text"><text:span text:style-name="T80">ql meno</text:span></text:span><text:span text:style-name="Source_20_Text"><text:span text:style-name="T77">&gt;'</text:span></text:span><text:span text:style-name="Source_20_Text"><text:span text:style-name="T6"> </text:span></text:span><text:span text:style-name="Source_20_Text"><text:span text:style-name="T15">u</text:span></text:span><text:span text:style-name="T6">rčuje používateľské meno, ktoré sa použije na autentifikáciu pri pripájaní k databáze.</text:span></text:p>
      <text:p text:style-name="P7"><text:span text:style-name="Source_20_Text"><text:span text:style-name="T77">'PASSWORD': '&lt;</text:span></text:span><text:span text:style-name="Source_20_Text"><text:span text:style-name="T80">postgresql heslo</text:span></text:span><text:span text:style-name="Source_20_Text"><text:span text:style-name="T77">&gt;'</text:span></text:span><text:span text:style-name="Source_20_Text"><text:span text:style-name="T6"> </text:span></text:span><text:span text:style-name="Source_20_Text"><text:span text:style-name="T15">u</text:span></text:span><text:span text:style-name="T6">rčuje heslo používateľa, ktoré sa použije na autentifikáciu pri pripájaní k databáze.</text:span></text:p>
      <text:p text:style-name="P8"><text:span text:style-name="Source_20_Text"><text:span text:style-name="T77">'HOST': '&lt;</text:span></text:span><text:span text:style-name="Source_20_Text"><text:span text:style-name="T79">IP ADRESA</text:span></text:span><text:span text:style-name="Source_20_Text"><text:span text:style-name="T77">&gt;'</text:span></text:span><text:span text:style-name="Source_20_Text"><text:span text:style-name="T26"> </text:span></text:span><text:span text:style-name="Source_20_Text"><text:span text:style-name="T15">u</text:span></text:span><text:span text:style-name="T6">rčuje adresu (IP alebo doménové meno), na ktorej </text:span><text:span text:style-name="T7">je spustený </text:span><text:span text:style-name="T6">databázový server.</text:span></text:p>
      <text:p text:style-name="P5"><text:span text:style-name="Source_20_Text"><text:span text:style-name="T77">'PORT': '5432'</text:span></text:span><text:span text:style-name="Source_20_Text"><text:span text:style-name="T6"> </text:span></text:span><text:span text:style-name="Source_20_Text"><text:span text:style-name="T15">u</text:span></text:span><text:span text:style-name="T6">rčuje port, na ktorom databázový server počúva na pripojenia. Predvolený port pre PostgreSQL je 5432.</text:span></text:p>
      <text:h text:style-name="P37" text:outline-level="2"><text:bookmark-start text:name="__RefHeading___Toc648_1598071276"/><text:span text:style-name="T60">Zostavenie</text:span> kontajnera:<text:bookmark-end text:name="__RefHeading___Toc648_1598071276"/></text:h>
      <text:p text:style-name="P1"><text:span text:style-name="Source_20_Text"><text:span text:style-name="T77">sudo docker build -t &lt;</text:span></text:span><text:span text:style-name="Source_20_Text"><text:span text:style-name="T81">docker obraz názov</text:span></text:span><text:span text:style-name="Source_20_Text"><text:span text:style-name="T77">&gt;</text:span></text:span></text:p>
      <text:p text:style-name="P9"><text:span text:style-name="T6">Tento príkaz vytvorí nový </text:span><text:span text:style-name="T18">d</text:span><text:span text:style-name="T6">ocker obraz s názvom </text:span><text:span text:style-name="Source_20_Text"><text:span text:style-name="T77">&lt;</text:span></text:span><text:span text:style-name="Source_20_Text"><text:span text:style-name="T81">docker obraz názov</text:span></text:span><text:span text:style-name="Source_20_Text"><text:span text:style-name="T77">&gt;</text:span></text:span><text:span text:style-name="T6"> na základe súboru </text:span><text:span text:style-name="T16">d</text:span><text:span text:style-name="Source_20_Text"><text:span text:style-name="T6">ockerfile</text:span></text:span><text:span text:style-name="T6"> v aktuálnom adresári.</text:span></text:p>
      <text:p text:style-name="P10"><text:span text:style-name="Source_20_Text"><text:span text:style-name="T77">&lt;</text:span></text:span><text:span text:style-name="Source_20_Text"><text:span text:style-name="T81">docker obraz názov</text:span></text:span><text:span text:style-name="Source_20_Text"><text:span text:style-name="T77">&gt;</text:span></text:span><text:span text:style-name="T6"> je názov obrazu, ktorý sa má spustiť vo forme kontajnera.</text:span></text:p>
      <text:p text:style-name="P21"/>
      <text:p text:style-name="P26">V tomto súbore potrebujeme taktiež nastaviť port, na ktorom bude aplikácia spustená:</text:p>
      <text:p text:style-name="P34"><text:soft-page-break/>CMD ["python3", "manage.py", "runserver", "0.0.0.0:&lt;<text:span text:style-name="T4">port</text:span>&gt;"]</text:p>
      <text:h text:style-name="P37" text:outline-level="2"><text:bookmark-start text:name="__RefHeading___Toc650_1598071276"/>Spustenie kontajnera:<text:bookmark-end text:name="__RefHeading___Toc650_1598071276"/></text:h>
      <text:p text:style-name="P2"><text:span text:style-name="Source_20_Text"><text:span text:style-name="T77">sudo docker run -v &lt;</text:span></text:span><text:span text:style-name="Source_20_Text"><text:span text:style-name="T82">MEDIA</text:span></text:span><text:span text:style-name="Source_20_Text"><text:span text:style-name="T77">&gt;:/app/media/ -p </text:span></text:span><text:span text:style-name="Source_20_Text"><text:span text:style-name="T83">&lt;</text:span></text:span><text:span text:style-name="Source_20_Text"><text:span text:style-name="T84">port</text:span></text:span><text:span text:style-name="Source_20_Text"><text:span text:style-name="T83">&gt;</text:span></text:span><text:span text:style-name="Source_20_Text"><text:span text:style-name="T77">:</text:span></text:span><text:span text:style-name="Source_20_Text"><text:span text:style-name="T83">&lt;</text:span></text:span><text:span text:style-name="Source_20_Text"><text:span text:style-name="T84">port</text:span></text:span><text:span text:style-name="Source_20_Text"><text:span text:style-name="T83">&gt;</text:span></text:span><text:span text:style-name="Source_20_Text"><text:span text:style-name="T77"> <text:s/>-</text:span></text:span><text:span text:style-name="Source_20_Text"><text:span text:style-name="T85">d &lt;</text:span></text:span><text:span text:style-name="Source_20_Text"><text:span text:style-name="T81">docker obraz názov</text:span></text:span><text:span text:style-name="Source_20_Text"><text:span text:style-name="T85">&gt;</text:span></text:span></text:p>
      <text:p text:style-name="P11"><text:span text:style-name="T6">Tento príkaz spustí kontajner z vytvoreného obrazu </text:span><text:span text:style-name="Source_20_Text"><text:span text:style-name="T85">&lt;</text:span></text:span><text:span text:style-name="Source_20_Text"><text:span text:style-name="T81">docker obraz názov</text:span></text:span><text:span text:style-name="Source_20_Text"><text:span text:style-name="T85">&gt;</text:span></text:span><text:span text:style-name="T6">:</text:span></text:p>
      <text:p text:style-name="P10"><text:span text:style-name="T77">- </text:span><text:span text:style-name="Source_20_Text"><text:span text:style-name="T77">&lt;</text:span></text:span><text:span text:style-name="Source_20_Text"><text:span text:style-name="T82">MEDIA</text:span></text:span><text:span text:style-name="Source_20_Text"><text:span text:style-name="T77">&gt;</text:span></text:span><text:span text:style-name="Source_20_Text"><text:span text:style-name="T6">: </text:span></text:span><text:span text:style-name="Source_20_Text"><text:span text:style-name="T17">premenná predstavuje </text:span></text:span><text:span text:style-name="Source_20_Text"><text:span text:style-name="T9">absolút</text:span></text:span><text:span text:style-name="Source_20_Text"><text:span text:style-name="T17">nu</text:span></text:span><text:span text:style-name="Source_20_Text"><text:span text:style-name="T9"> cest</text:span></text:span><text:span text:style-name="Source_20_Text"><text:span text:style-name="T17">u</text:span></text:span><text:span text:style-name="Source_20_Text"><text:span text:style-name="T9"> do adresára kde sa nachádza adresár </text:span></text:span><text:span text:style-name="Source_20_Text"><text:span text:style-name="T12">s obrázkami</text:span></text:span></text:p>
      <text:p text:style-name="P12"><text:span text:style-name="Source_20_Text"><text:span text:style-name="T77">-v &lt;</text:span></text:span><text:span text:style-name="Source_20_Text"><text:span text:style-name="T82">MEDIA</text:span></text:span><text:span text:style-name="Source_20_Text"><text:span text:style-name="T77">&gt;:/app/media/</text:span></text:span><text:span text:style-name="T6">: Tento parameter zabezpečí mapovanie priečinku </text:span><text:span text:style-name="Source_20_Text"><text:span text:style-name="T77">&lt;</text:span></text:span><text:span text:style-name="Source_20_Text"><text:span text:style-name="T82">MEDIA&gt;</text:span></text:span><text:span text:style-name="T6"> na priečinok </text:span><text:span text:style-name="Source_20_Text"><text:span text:style-name="T77">/app/media/</text:span></text:span><text:span text:style-name="T6"> vo vnútri kontajnera. Toto je </text:span><text:span text:style-name="T10">potrebné</text:span><text:span text:style-name="T6"> pre zdieľanie dát medzi hostiteľským strojom a kontajnerom a v našom prípade mapujeme priečinok s obrázkami.</text:span></text:p>
      <text:p text:style-name="P3"><text:span text:style-name="Source_20_Text"><text:span text:style-name="T77">-p </text:span></text:span><text:span text:style-name="Source_20_Text"><text:span text:style-name="T83">&lt;</text:span></text:span><text:span text:style-name="Source_20_Text"><text:span text:style-name="T84">port</text:span></text:span><text:span text:style-name="Source_20_Text"><text:span text:style-name="T83">&gt;</text:span></text:span><text:span text:style-name="Source_20_Text"><text:span text:style-name="T77">:</text:span></text:span><text:span text:style-name="Source_20_Text"><text:span text:style-name="T83">&lt;</text:span></text:span><text:span text:style-name="Source_20_Text"><text:span text:style-name="T84">port</text:span></text:span><text:span text:style-name="Source_20_Text"><text:span text:style-name="T83">&gt;</text:span></text:span><text:span text:style-name="T6">: Tento parameter mapuje port z hostiteľského stroja na port vo vnútri kontajnera. To umožní prístup k aplikácii, ktorá beží vo vnútri kontajnera na port</text:span><text:span text:style-name="T10">u</text:span><text:span text:style-name="T6"> zvonk</text:span><text:span text:style-name="T10">u</text:span><text:span text:style-name="T6">.</text:span></text:p>
      <text:p text:style-name="P22"><text:span text:style-name="T87">-</text:span><text:span text:style-name="T88">d</text:span><text:span text:style-name="T2"> spôsobí že docker bude bežať na pozadí.</text:span></text:p>
      <text:h text:style-name="P39" text:outline-level="2"><text:bookmark-start text:name="__RefHeading___Toc3252_3607188548"/>Zastavenie <text:span text:style-name="T63">k</text:span>ontajneru a <text:span text:style-name="T63">č</text:span>istenie <text:span text:style-name="T63">d</text:span>atabázy (<text:span text:style-name="T63">v</text:span>oliteľné):<text:bookmark-end text:name="__RefHeading___Toc3252_3607188548"/></text:h>
      <text:p text:style-name="P15"><text:bookmark-start text:name="__RefHeading___Toc3254_3607188548"/>Po úspešnej obnove môžete zastaviť kontajner, ak už nie je potrebná.<text:bookmark-end text:name="__RefHeading___Toc3254_3607188548"/></text:p>
      <text:p text:style-name="P23">Najprv zistíme aké ID má náš kontajner:</text:p>
      <text:p text:style-name="P23"/>
      <text:p text:style-name="P42">sudo docker ps -l</text:p>
      <text:p text:style-name="P23">teraz použijeme <text:span text:style-name="T87">&lt;CONTAINER ID&gt;</text:span> pre zastavenie procesu</text:p>
      <text:p text:style-name="P42">docker stop &lt;CONTAINER ID&gt;</text:p>
      <text:h text:style-name="P37" text:outline-level="2"><text:bookmark-start text:name="__RefHeading___Toc654_1598071276"/>Zálohovanie (<text:span text:style-name="T63">k</text:span>aždý<text:span text:style-name="T38">ch</text:span> <text:span text:style-name="T64">14</text:span> <text:span text:style-name="T38">dní</text:span>)<text:bookmark-end text:name="__RefHeading___Toc654_1598071276"/></text:h>
      <text:p text:style-name="P15"><text:span text:style-name="T8">súbor</text:span><text:span text:style-name="T6"> </text:span><text:span text:style-name="Source_20_Text"><text:span text:style-name="T6">cronjob.sh</text:span></text:span><text:span text:style-name="T6"> slúži na periodické zálohovanie databázy a manipuláciu súborov v pravidelných intervaloch. Zálohy sa vytvárajú každý druhý deň od špecifikovaného začiatočného dátumu.</text:span></text:p>
      <text:h text:style-name="P13" text:outline-level="3"><text:bookmark-start text:name="__RefHeading___Toc3236_3607188548"/><text:span text:style-name="Strong_20_Emphasis"><text:span text:style-name="T24">2.4.</text:span></text:span><text:span text:style-name="Strong_20_Emphasis"><text:span text:style-name="T25">1</text:span></text:span><text:span text:style-name="Strong_20_Emphasis"><text:span text:style-name="T24"> <text:s text:c="3"/></text:span></text:span><text:span text:style-name="Strong_20_Emphasis"><text:span text:style-name="T5">Priraďte práva:</text:span></text:span><text:bookmark-end text:name="__RefHeading___Toc3236_3607188548"/></text:h>
      <text:p text:style-name="P42"><text:span text:style-name="T37">c</text:span>hmod +x cronjob.s<text:span text:style-name="T65">h</text:span></text:p>
      <text:h text:style-name="P28" text:outline-level="3"><text:bookmark-start text:name="__RefHeading___Toc3238_3607188548"/><text:span text:style-name="T50">2.4.</text:span><text:span text:style-name="T57">2</text:span><text:span text:style-name="T50"> <text:s text:c="3"/></text:span>Konfigurácia crontab pre pravidelné spúšťanie skriptu:<text:bookmark-end text:name="__RefHeading___Toc3238_3607188548"/></text:h>
      <text:p text:style-name="P15"><text:span text:style-name="Strong_20_Emphasis"><text:span text:style-name="T21">Otvorenie crontab editora:</text:span></text:span></text:p>
      <text:p text:style-name="P42"><text:soft-page-break/>crontab -e</text:p>
      <text:p text:style-name="P23"/>
      <text:p text:style-name="P15"><text:span text:style-name="T6">pridá</text:span><text:span text:style-name="T11">me</text:span><text:span text:style-name="T6"> nasledujúci záznam:</text:span></text:p>
      <text:p text:style-name="P42">00 00 * * * &lt;cronjob.sh cesta&gt;</text:p>
      <text:h text:style-name="P13" text:outline-level="3"><text:bookmark-start text:name="__RefHeading___Toc3240_3607188548"/><text:span text:style-name="Strong_20_Emphasis"><text:span text:style-name="T24">2.4.</text:span></text:span><text:span text:style-name="Strong_20_Emphasis"><text:span text:style-name="T25">3</text:span></text:span><text:span text:style-name="Strong_20_Emphasis"><text:span text:style-name="T24"> <text:s text:c="3"/></text:span></text:span><text:span text:style-name="Strong_20_Emphasis"><text:span text:style-name="T5">Vytvorenie zálohovacieho adresára:</text:span></text:span><text:bookmark-end text:name="__RefHeading___Toc3240_3607188548"/></text:h>
      <text:p text:style-name="P23">Vytvorte adresár pre ukladanie záloh databázy.</text:p>
      <text:p text:style-name="P42"><text:span text:style-name="T50">m</text:span>kdir &lt;<text:span text:style-name="T50">zálohovací adresár</text:span>&gt;</text:p>
      <text:p text:style-name="P15"><text:span text:style-name="Strong_20_Emphasis"><text:span text:style-name="T6"/></text:span></text:p>
      <text:p text:style-name="P23">Umožnite zápis do adresára, aby bol skript schopný uložiť zálohy.</text:p>
      <text:p text:style-name="P43">sudo chmod 777 &lt;<text:span text:style-name="T50">zálohovací adresár</text:span>&gt;</text:p>
      <text:p text:style-name="P23"/>
      <text:p text:style-name="P23">Nakoniec prepí<text:span text:style-name="T50">šte</text:span> aj <text:span text:style-name="T50">premenné pre </text:span>cieľové adresáre v <text:span text:style-name="T50">súbore </text:span><text:span text:style-name="T90">cronjob.sh</text:span>.</text:p>
      <text:h text:style-name="P35" text:outline-level="1"><text:bookmark-start text:name="__RefHeading___Toc656_1598071276"/>Obnova <text:span text:style-name="T63">d</text:span>atabázy zo <text:span text:style-name="T63">z</text:span>álohy:<text:bookmark-end text:name="__RefHeading___Toc656_1598071276"/></text:h>
      <text:p text:style-name="P27">Najprv musíme zmazať aktuálnu databázu a následne ju znova vytvoríme aby bola prázdna:</text:p>
      <text:p text:style-name="P27">Je to hlavne z dôvodu že zálohovaný .sql súbor nemá kontrolu pre existenciu tabuliek.</text:p>
      <text:p text:style-name="P27"/>
      <text:p text:style-name="P45">dropdb -U &lt;postgres<text:span text:style-name="T56">ql meno</text:span>&gt; -h localhost &lt;<text:span text:style-name="T3">názov databázy</text:span>&gt;</text:p>
      <text:p text:style-name="P46">createdb -U &lt;postgres<text:span text:style-name="T56">ql meno</text:span>&gt; -h localhost &lt;<text:span text:style-name="T3">názov databázy</text:span>&gt;</text:p>
      <text:p text:style-name="P23"/>
      <text:p text:style-name="P27">Ak máme vytvorené databázu, vykonáme príkaz, ktorý obnoví údaje zo zálohy.</text:p>
      <text:p text:style-name="P25"/>
      <text:p text:style-name="P41">psql -U postgres -h localhost -d &lt;<text:span text:style-name="T3">názov databázy</text:span>&gt; -f &lt;<text:span text:style-name="T3">záloha</text:span>&gt;.sql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lt;docker obraz názov&gt;" svg:font-family="'&lt;docker obraz názov&gt;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createdb -U postgres -h localhost &lt;názov databázy&gt;" svg:font-family="'createdb -U postgres -h localhost &lt;názov databázy&gt;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54:59.701707363</meta:creation-date>
    <dc:date>2024-05-21T13:49:38.430910073</dc:date>
    <meta:editing-duration>PT3H44M45S</meta:editing-duration>
    <meta:editing-cycles>124</meta:editing-cycles>
    <meta:generator>LibreOffice/7.3.7.2$Linux_X86_64 LibreOffice_project/30$Build-2</meta:generator>
    <meta:document-statistic meta:table-count="0" meta:image-count="0" meta:object-count="0" meta:page-count="6" meta:paragraph-count="104" meta:word-count="953" meta:character-count="7160" meta:non-whitespace-character-count="6192"/>
  </office:meta>
</office:document-meta>
</file>